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929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7.1575in"/>
    </style:style>
    <style:style style:name="co5" style:family="table-column">
      <style:table-column-properties fo:break-before="auto" style:column-width="8.6543in"/>
    </style:style>
    <style:style style:name="co6" style:family="table-column">
      <style:table-column-properties fo:break-before="auto" style:column-width="6.6984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3728in"/>
    </style:style>
    <style:style style:name="co9" style:family="table-column">
      <style:table-column-properties fo:break-before="auto" style:column-width="0.2752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5591in"/>
    </style:style>
    <style:style style:name="co13" style:family="table-column">
      <style:table-column-properties fo:break-before="auto" style:column-width="0.7882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0.5264in"/>
    </style:style>
    <style:style style:name="co18" style:family="table-column">
      <style:table-column-properties fo:break-before="auto" style:column-width="0.4827in"/>
    </style:style>
    <style:style style:name="co19" style:family="table-column">
      <style:table-column-properties fo:break-before="auto" style:column-width="0.4602in"/>
    </style:style>
    <style:style style:name="co20" style:family="table-column">
      <style:table-column-properties fo:break-before="auto" style:column-width="0.8429in"/>
    </style:style>
    <style:style style:name="co21" style:family="table-column">
      <style:table-column-properties fo:break-before="auto" style:column-width="0.3516in"/>
    </style:style>
    <style:style style:name="co22" style:family="table-column">
      <style:table-column-properties fo:break-before="auto" style:column-width="0.548in"/>
    </style:style>
    <style:style style:name="co23" style:family="table-column">
      <style:table-column-properties fo:break-before="auto" style:column-width="0.6354in"/>
    </style:style>
    <style:style style:name="co24" style:family="table-column">
      <style:table-column-properties fo:break-before="auto" style:column-width="0.6681in"/>
    </style:style>
    <style:style style:name="co25" style:family="table-column">
      <style:table-column-properties fo:break-before="auto" style:column-width="0.6791in"/>
    </style:style>
    <style:style style:name="co26" style:family="table-column">
      <style:table-column-properties fo:break-before="auto" style:column-width="1.563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column table:style-name="co20" table:default-cell-style-name="Default"/>
        <table:table-column table:style-name="co11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3" table:default-cell-style-name="Default"/>
        <table:table-column table:style-name="co23" table:default-cell-style-name="Default"/>
        <table:table-column table:style-name="co11" table:number-columns-repeated="4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office:value-type="string">
            <text:p>Anno,Provincia</text:p>
          </table:table-cell>
          <table:table-cell office:value-type="string">
            <text:p>de</text:p>
          </table:table-cell>
          <table:table-cell office:value-type="string">
            <text:p>Procedencia,Total,</text:p>
          </table:table-cell>
          <table:table-cell table:number-columns-repeated="2"/>
          <table:table-cell office:value-type="string">
            <text:p>Pinar</text:p>
          </table:table-cell>
          <table:table-cell office:value-type="string">
            <text:p>del</text:p>
          </table:table-cell>
          <table:table-cell office:value-type="string">
            <text:p>Rio,</text:p>
          </table:table-cell>
          <table:table-cell office:value-type="string">
            <text:p>La</text:p>
          </table:table-cell>
          <table:table-cell office:value-type="string">
            <text:p>Habana,</text:p>
          </table:table-cell>
          <table:table-cell table:number-columns-repeated="2"/>
          <table:table-cell office:value-type="string">
            <text:p>Ciudad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Habana,</text:p>
          </table:table-cell>
          <table:table-cell table:number-columns-repeated="2"/>
          <table:table-cell office:value-type="string">
            <text:p>Matanzas,</text:p>
          </table:table-cell>
          <table:table-cell table:number-columns-repeated="2"/>
          <table:table-cell office:value-type="string">
            <text:p>Villa</text:p>
          </table:table-cell>
          <table:table-cell/>
          <table:table-cell office:value-type="string">
            <text:p>Clara,</text:p>
          </table:table-cell>
          <table:table-cell office:value-type="string">
            <text:p>Cienfuegos,</text:p>
          </table:table-cell>
          <table:table-cell/>
          <table:table-cell office:value-type="string">
            <text:p>Sancti</text:p>
          </table:table-cell>
          <table:table-cell office:value-type="string">
            <text:p>Spiritus,</text:p>
          </table:table-cell>
          <table:table-cell table:number-columns-repeated="2"/>
          <table:table-cell office:value-type="string">
            <text:p>Ciego</text:p>
          </table:table-cell>
          <table:table-cell/>
          <table:table-cell office:value-type="string">
            <text:p>Avila,</text:p>
          </table:table-cell>
          <table:table-cell table:number-columns-repeated="2"/>
          <table:table-cell office:value-type="string">
            <text:p>Camaguey,</text:p>
          </table:table-cell>
          <table:table-cell table:number-columns-repeated="4"/>
          <table:table-cell office:value-type="string">
            <text:p>Las</text:p>
          </table:table-cell>
          <table:table-cell office:value-type="string">
            <text:p>Tunas,</text:p>
          </table:table-cell>
          <table:table-cell table:number-columns-repeated="3"/>
          <table:table-cell office:value-type="string">
            <text:p>Holguin,</text:p>
          </table:table-cell>
          <table:table-cell table:number-columns-repeated="4"/>
          <table:table-cell office:value-type="string">
            <text:p>Granma,</text:p>
          </table:table-cell>
          <table:table-cell/>
          <table:table-cell office:value-type="string">
            <text:p>Santiago</text:p>
          </table:table-cell>
          <table:table-cell/>
          <table:table-cell office:value-type="string">
            <text:p>de</text:p>
          </table:table-cell>
          <table:table-cell office:value-type="string">
            <text:p>Cuba,Guantanamo,Isla</text:p>
          </table:table-cell>
          <table:table-cell office:value-type="string">
            <text:p>de</text:p>
          </table:table-cell>
          <table:table-cell/>
          <table:table-cell office:value-type="string">
            <text:p>Juventud</text:p>
          </table:table-cell>
        </table:table-row>
        <table:table-row table:style-name="ro1">
          <table:table-cell office:value-type="string">
            <text:p>2006,Cuba,"72,099","2,080","11,118","11,482","6,260","3,902","2,988","3,440","4,543","5,415","3,643","5,529","4,514","4,101","2,374",710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6,541","1,073","6,097","5,464","3,181","1,936","1,527","1,722","2,299","2,695","1,863","2,804","2,271","2,049","1,212",348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5,558","1,007","5,021","6,018","3,079","1,966","1,461","1,718","2,244","2,720","1,780","2,725","2,243","2,052","1,162",362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4,468",554,-,"1,661",431,135,74,77,121,171,132,267,381,242,165,57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197",253,-,788,206,72,38,40,67,78,70,148,197,124,91,25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271",301,-,873,225,63,36,37,54,93,62,119,184,118,74,32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Ciudad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Habana,"6,440",631,"2,001",-,490,466,244,176,212,315,233,454,436,412,241,129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,312",335,997,-,255,229,112,101,99,179,123,241,224,224,134,59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,128",296,"1,004",-,235,237,132,75,113,136,110,213,212,188,107,70</text:p>
          </table:table-cell>
          <table:table-cell table:number-columns-repeated="56"/>
        </table:table-row>
        <table:table-row table:style-name="ro1">
          <table:table-cell office:value-type="string">
            <text:p>2007,Cuba,"66,357","2,002","10,162","11,990","6,125","3,127","2,658","3,107","4,060","4,441","3,165","4,813","4,277","3,389","2,190",851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3,981","1,033","5,717","5,637","3,199","1,539","1,381","1,517","2,058","2,220","1,664","2,464","2,229","1,725","1,166",432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2,376",969,"4,445","6,353","2,926","1,588","1,277","1,590","2,002","2,221","1,501","2,349","2,048","1,664","1,024",419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4,388",549,-,"1,721",420,104,61,72,91,135,106,275,399,220,158,77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242",277,-,827,222,55,34,32,44,70,59,163,209,120,93,37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146",272,-,894,198,49,27,40,47,65,47,112,190,100,65,40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Ciudad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Habana,"5,603",565,"1,701",-,517,366,202,161,188,256,238,367,373,320,196,153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930",284,882,-,282,174,106,81,92,132,133,192,209,170,108,85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673",281,819,-,235,192,96,80,96,124,105,175,164,150,88,68</text:p>
          </table:table-cell>
          <table:table-cell table:number-columns-repeated="56"/>
        </table:table-row>
        <table:table-row table:style-name="ro1">
          <table:table-cell office:value-type="string">
            <text:p>2008,Cuba,"72,539","1,778","10,015","17,044","6,634","2,999","3,295","3,204","4,145","4,393","3,387","4,748","4,262","3,692","2,159",784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7,082",913,"5,421","8,407","3,415","1,502","1,751","1,600","2,112","2,200","1,728","2,459","2,226","1,879","1,062",407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5,457",865,"4,594","8,637","3,219","1,497","1,544","1,604","2,033","2,193","1,659","2,289","2,036","1,813","1,097",377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5,426",523,-,"2,709",466,114,99,77,87,124,103,223,398,245,174,84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685",244,-,"1,295",230,52,61,41,45,61,64,120,201,130,97,44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741",279,-,"1,414",236,62,38,36,42,63,39,103,197,115,77,40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Ciudad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Habana,"5,332",479,"1,577",-,467,337,253,170,174,233,199,378,370,352,218,125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823",250,805,-,252,179,136,81,90,114,105,224,201,205,115,66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509",229,772,-,215,158,117,89,84,119,94,154,169,147,103,59</text:p>
          </table:table-cell>
          <table:table-cell table:number-columns-repeated="56"/>
        </table:table-row>
        <table:table-row table:style-name="ro1">
          <table:table-cell office:value-type="string">
            <text:p>2009,Cuba,"66,336","2,969","5,140","4,961","2,886","3,898","1,806","2,791","2,886","5,816","3,894","7,898","6,952","7,747","5,485","1,207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5,136","1,517","2,854","2,737","1,528","2,001",920,"1,437","1,520","3,082","2,035","4,251","3,587","4,061","3,004",602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1,200","1,452","2,286","2,224","1,358","1,897",886,"1,354","1,366","2,734","1,859","3,647","3,365","3,686","2,481",605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9,301","1,011",-,"1,310",336,162,99,125,197,485,424,"1,018","1,616","1,330","1,005",183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5,286",535,-,700,175,99,52,66,106,272,251,610,922,780,626,92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4,015",476,-,610,161,63,47,59,91,213,173,408,694,550,379,91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Ciudad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Habana,"15,913","1,322","2,603",-,648,872,403,458,500,"1,079",711,"1,929","1,645","1,988","1,372",383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8,135",631,"1,494",-,312,424,197,211,250,546,359,987,792,"1,011",733,188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7,778",691,"1,109",-,336,448,206,247,250,533,352,942,853,977,639,195</text:p>
          </table:table-cell>
          <table:table-cell table:number-columns-repeated="56"/>
        </table:table-row>
        <table:table-row table:style-name="ro1">
          <table:table-cell office:value-type="string">
            <text:p>2010,Cuba,"64,856","1,275","8,498","17,083","6,115","2,674","3,196","2,710","3,823","3,154","3,148","3,886","3,381","3,040","1,861","1,012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3,747",679,"4,722","8,409","3,233","1,438","1,652","1,415","1,989","1,622","1,666","2,032","1,788","1,551","1,007",544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1,109",596,"3,776","8,674","2,882","1,236","1,544","1,295","1,834","1,532","1,482","1,854","1,593","1,489",854,468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5,244",365,-,"2,827",382,93,96,65,94,126,116,229,379,237,144,91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710",176,-,"1,446",189,57,51,32,46,68,68,119,208,112,81,57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534",189,-,"1,381",193,36,45,33,48,58,48,110,171,125,63,34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Ciudad</text:p>
          </table:table-cell>
          <table:table-cell office:value-type="string">
            <text:p>de</text:p>
          </table:table-cell>
          <table:table-cell office:value-type="string">
            <text:p>La</text:p>
          </table:table-cell>
          <table:table-cell office:value-type="string">
            <text:p>Habana,"4,757",302,"1,318",-,475,316,305,170,178,150,238,306,323,310,166,200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610",171,704,-,261,177,158,102,102,80,128,173,182,167,98,107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147",131,614,-,214,139,147,68,76,70,110,133,141,143,68,93</text:p>
          </table:table-cell>
          <table:table-cell table:number-columns-repeated="56"/>
        </table:table-row>
        <table:table-row table:style-name="ro1">
          <table:table-cell office:value-type="string">
            <text:p>2011,Cuba,"66,474","1,222","5,409","17,560","3,126","6,344","3,051","3,078","2,975","4,167","2,794","3,005","4,072","3,547","3,213","2,012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4,494",619,"3,149","8,424","1,714","3,400","1,660","1,602",1532</text:p>
          </table:table-cell>
          <table:table-cell office:value-type="string">
            <text:p>,"2,184","1,426","1,597","2,204","1,849","1,661","1,021"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1,980",603,"2,260","9,136","1,412","2,944","1,391","1,476",1443</text:p>
          </table:table-cell>
          <table:table-cell office:value-type="string">
            <text:p>,"1,983","1,368","1,408","1,868","1,698","1,552",991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4,926",260,780,-,453,459,344,303,182,207,176,257,361,388,356,221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637",127,451,-,237,225,191,154,98,104,100,134,214,205,187,123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289",133,329,-,216,234,153,149,84,103,76,123,147,183,169,98</text:p>
          </table:table-cell>
          <table:table-cell table:number-columns-repeated="56"/>
        </table:table-row>
        <table:table-row table:style-name="ro1">
          <table:table-cell office:value-type="string">
            <text:p>2012,Cuba,"68,407","1,086","4,982","19,399","4,616","7,476","2,967","2,361","2,872","4,091","2,694","2,985","3,973","3,505","2,896","1,739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9,517",587,"2,831","3,668","2,466","3,956","1,579","1,225",1401</text:p>
          </table:table-cell>
          <table:table-cell office:value-type="string">
            <text:p>,"2,108","1,373","1,567","2,108","1,857","1,496",876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8,890",499,"2,151","15,731","2,150","3,520","1,388","1,136",1471</text:p>
          </table:table-cell>
          <table:table-cell office:value-type="string">
            <text:p>,"1,983","1,321","1,418","1,865","1,648","1,400",863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5,035",235,748,-,738,498,369,201,202,225,158,216,407,381,321,176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770",128,415,-,393,265,191,106,105,126,83,121,240,206,179,105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265",107,333,-,345,233,178,95,97,99,75,95,167,175,142,71</text:p>
          </table:table-cell>
          <table:table-cell table:number-columns-repeated="56"/>
        </table:table-row>
        <table:table-row table:style-name="ro1">
          <table:table-cell office:value-type="string">
            <text:p>2013,Cuba,"63,996","1,400","4,957","16,851","4,190","5,612","3,041","2,133","2,756","3,918","4,428","2,717","3,921","2,940","2,307","1,896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2,074",679,"2,624","8,096","2,222","2,873","1,605","1,046",1404</text:p>
          </table:table-cell>
          <table:table-cell office:value-type="string">
            <text:p>,"1,973","2,192","1,352","2,024","1,462","1,107",930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1,922",721,"2,333","8,755","1,968","2,739","1,436","1,087",1352</text:p>
          </table:table-cell>
          <table:table-cell office:value-type="string">
            <text:p>,"1,945","2,236","1,365","1,897","1,478","1,200",966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5,791",291,848,0,826,463,361,206,233,246,366,278,445,416,335,291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,009",139,456,0,452,231,193,108,127,118,160,140,243,219,167,156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782",152,392,0,374,232,168,98,106,128,206,138,202,197,168,135</text:p>
          </table:table-cell>
          <table:table-cell table:number-columns-repeated="56"/>
        </table:table-row>
        <table:table-row table:style-name="ro1">
          <table:table-cell office:value-type="string">
            <text:p>2014,Cuba,"48,501","1,232","3,432","13,215","3,630","4,007","2,178","1,452","2,098","3,339","2,811","1,866","2,815","2,142","2,447","1,267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4,485",602,"1,805","6,381","1,897","2,079","1,092",750,1106</text:p>
          </table:table-cell>
          <table:table-cell office:value-type="string">
            <text:p>,"1,750","1,389",921,"1,469","1,092","1,226",625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4,016",630,"1,627","6,834","1,733","1,928","1,086",702,992</text:p>
          </table:table-cell>
          <table:table-cell office:value-type="string">
            <text:p>,"1,589","1,422",945,"1,346","1,050","1,221",642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4,238",317,514,-,833,313,228,117,160,173,259,145,310,244,344,184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190",138,258,-,424,166,110,63,82,108,126,76,175,133,170,110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048",179,256,-,409,147,118,54,78,65,133,69,135,111,174,74</text:p>
          </table:table-cell>
          <table:table-cell table:number-columns-repeated="56"/>
        </table:table-row>
        <table:table-row table:style-name="ro1">
          <table:table-cell office:value-type="string">
            <text:p>2015,Cuba,"80,581","1,700","5,962","23,136","5,830","7,108","3,673","2,118","3,079","4,832","4,744","3,087","4,744","3,446","4,058","2,118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41,524",923,"3,230","11,395","3,056","3,691","1,929","1,109",1601</text:p>
          </table:table-cell>
          <table:table-cell office:value-type="string">
            <text:p>,"2,455","2,373","1,653","2,478","1,846","2,127","1,137"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9,057",777,"2,732","11,741","2,774","3,417","1,744","1,009",1478</text:p>
          </table:table-cell>
          <table:table-cell office:value-type="string">
            <text:p>,"2,377","2,371","1,434","2,266","1,600","1,931",981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7,368",454,"1,025",-,"1,028",433,497,205,227,265,474,329,678,529,635,410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4,154",241,560,-,550,233,277,118,121,137,270,196,388,305,396,260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,214",213,465,-,478,200,220,87,106,128,204,133,290,224,239,150</text:p>
          </table:table-cell>
          <table:table-cell table:number-columns-repeated="56"/>
        </table:table-row>
        <table:table-row table:style-name="ro1">
          <table:table-cell office:value-type="string">
            <text:p>2016,Cuba,"82,514","1,632","6,667","22,850","5,289","7,891","3,733","2,744","3,336","4,943","4,859","3,055","4,712","3,401","4,094","2,281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41,792",862,"3,559","10,942","2,783","4,125","1,896","1,341",1759</text:p>
          </table:table-cell>
          <table:table-cell office:value-type="string">
            <text:p>,"2,571","2,390","1,570","2,412","1,765","2,048","1,202"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40,722",770,"3,108","11,908","2,506","3,766","1,837","1,403",1577</text:p>
          </table:table-cell>
          <table:table-cell office:value-type="string">
            <text:p>,"2,372","2,469","1,485","2,300","1,636","2,046","1,079"</text:p>
          </table:table-cell>
          <table:table-cell table:number-columns-repeated="55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7,742",423,"1,061",-,908,722,486,284,315,298,531,353,592,488,698,380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4,158",211,584,-,461,392,226,152,159,163,281,198,315,264,400,244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,584",212,477,-,447,330,260,132,156,135,250,155,277,224,298,136</text:p>
          </table:table-cell>
          <table:table-cell table:number-columns-repeated="56"/>
        </table:table-row>
        <table:table-row table:style-name="ro1">
          <table:table-cell office:value-type="string">
            <text:p>2017,Cuba,"76,300",,,,,,,,,,,,,,,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8,764",,,,,,,,,,,,,,,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7,536",,,,,,,,,,,,,,,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21,868","1,282","1,815",-,"1,721",913,908,473,441,660,"1,414","1,032","3,038","2,562","2,946","2,062"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10,765",568,923,-,903,471,457,226,222,326,697,523,1509,1196,1407,1063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11,103",714,892,-,818,442,451,247,219,334,717,509,1529,1366,1539,999</text:p>
          </table:table-cell>
          <table:table-cell table:number-columns-repeated="56"/>
        </table:table-row>
        <table:table-row table:style-name="ro1">
          <table:table-cell office:value-type="string">
            <text:p>2018,Cuba,"72,539",,,,,,,,,,,,,,,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6,616",,,,,,,,,,,,,,,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5,923",,,,,,,,,,,,,,,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6,649",377,"1,089",-,907,528,356,213,237,205,418,255,585,449,563,287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,527",193,538,-,484,273,180,109,140,108,221,143,325,253,303,167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,122",184,551,-,423,255,176,104,97,97,197,112,260,196,260,120</text:p>
          </table:table-cell>
          <table:table-cell table:number-columns-repeated="56"/>
        </table:table-row>
        <table:table-row table:style-name="ro1">
          <table:table-cell office:value-type="string">
            <text:p>2019,Cuba,"74,916","1,542","6,239","20,776","5,274","6,671","3,219","2,249","3,201","4,345","4,340","2,667","4,156","3,193","3,942","2,159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7,954",787,"3,173","10,062","2,725","3,494","1,679","1,113","1,668","2,271","2,134","1,350","2,157","1,651","2,052","1,137"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6,962",755,"3,066","10,714","2,549","3,177","1,540","1,136","1,533","2,074","2,206","1,317","1,999","1,542","1,890","1,022"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7,349",448,"1,100",-,979,523,441,226,289,302,461,259,603,474,692,350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,895",235,552,-,509,306,224,115,148,169,213,139,330,257,369,219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,454",213,548,-,470,217,217,111,141,133,248,120,273,217,323,131</text:p>
          </table:table-cell>
          <table:table-cell table:number-columns-repeated="56"/>
        </table:table-row>
        <table:table-row table:style-name="ro1">
          <table:table-cell office:value-type="string">
            <text:p>2020,Cuba,"48,386",561,"3,630","12,610","3,505","3,326","2,526","1,869","1,694","2,455","3,518","2,154","3,147","2,385","2,706","1,763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4,048",270,"1,826","5,973","1,790","1,645","1,250",905,866,"1,218","1,735","1,109","1,647","1,196","1,423",915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4,338",291,"1,804","6,637","1,715","1,681","1,276",964,828,"1,237","1,783","1,045","1,500","1,189","1,283",848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4,607",132,623,-,694,239,427,167,125,165,280,186,438,330,394,279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456",70,351,-,371,136,184,87,68,82,132,109,251,170,218,157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151",62,272,-,323,103,243,80,57,83,148,77,187,160,176,122</text:p>
          </table:table-cell>
          <table:table-cell table:number-columns-repeated="56"/>
        </table:table-row>
        <table:table-row table:style-name="ro1">
          <table:table-cell office:value-type="string">
            <text:p>2021,Cuba,"42,909",509,"2,804","18,409","2,242","1,756","1,868","1,186","2,015","1,040","2,546","2,000","1,980","1,316","1,864",800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0,880",268,"1,302","8,420","1,107",901,958,624,"1,050",523,"1,289","1,022","1,036",690,968,429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2,029",241,"1,502","9,989","1,135",855,910,562,965,517,"1,257",978,944,626,896,371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3,507",124,526,0,476,187,218,118,172,85,282,218,279,212,314,146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1,850",61,246,0,255,104,106,62,89,46,152,115,160,117,174,84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1,657",63,280,0,221,83,112,56,83,39,130,103,119,95,140,62</text:p>
          </table:table-cell>
          <table:table-cell table:number-columns-repeated="56"/>
        </table:table-row>
        <table:table-row table:style-name="ro1">
          <table:table-cell office:value-type="string">
            <text:p>2022,Cuba,"65,978",852,"5,001","23,386","3,893","4,780","2,699","1,836","2,565","3,318","3,369","2,239","3,086","2,469","3,514","1,892"</text:p>
          </table:table-cell>
          <table:table-cell table:number-columns-repeated="60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31,601",419,"2,440","10,368","1,940","2,338","1,398",907,"1,280","1,604","1,594","1,129","1,599","1,232","1,793","1,004"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34,377",433,"2,561","13,018","1,953","2,442","1,301",929,"1,285","1,714","1,775","1,110","1,487","1,237","1,721",888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/>
          <table:table-cell office:value-type="string">
            <text:p>La</text:p>
          </table:table-cell>
          <table:table-cell office:value-type="string">
            <text:p>Habana,"4,992",197,716,-,647,345,273,162,185,188,285,217,428,350,503,286</text:p>
          </table:table-cell>
          <table:table-cell table:number-columns-repeated="57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Hombres,"2,727",107,397,-,333,198,134,85,96,108,160,129,250,191,280,155</text:p>
          </table:table-cell>
          <table:table-cell table:number-columns-repeated="56"/>
        </table:table-row>
        <table:table-row table:style-name="ro1">
          <table:table-cell office:value-type="string">
            <text:p>,</text:p>
          </table:table-cell>
          <table:table-cell table:number-columns-repeated="3"/>
          <table:table-cell office:value-type="string">
            <text:p>Mujeres,"2,265",90,319,-,314,147,139,77,89,80,125,88,178,159,223,131</text:p>
          </table:table-cell>
          <table:table-cell table:number-columns-repeated="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3/20/2024</text:date>, <text:time>04:25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0T04:25:09.28</dc:date>
    <meta:document-statistic meta:table-count="1" meta:cell-count="291" meta:object-count="0"/>
    <meta:generator>OpenOffice/4.1.15$Win32 OpenOffice.org_project/4115m2$Build-9813</meta:generator>
  </office:meta>
</office:document-meta>
</file>